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Jesteśmy grupą ludzi zajmujących się szeroko pojętą technologią internetową.</text:p>
      <text:p text:style-name="Standard">W swojej pracy na pierwszym miejscu stawiamy uczciwą relację z klientem i jego satysfakcję <text:s/>z <text:s/>wykonania <text:s/>zleconego nam zadania. Przed przystąpienie do realizacji projektu zawsze staramy się zrozumieć inywidualne potrzeby naszego zleceniodawcy dzięki temu jesteśmy w stanie zaproponować mu optymalne rozwiązanie. </text:p>
      <text:p text:style-name="Standard"/>
      <text:p text:style-name="Standard">Dlaczego warto skorzystać z naszych usług?</text:p>
      <text:p text:style-name="Standard"/>
      <text:p text:style-name="Standard">1) Cena. </text:p>
      <text:p text:style-name="Standard"/>
      <text:p text:style-name="Standard">Na pewno nie przepłacisz. Nasi fachowcy doradzą Ci czy w Twoim wypadku warto oprzeć się na gotowych rozwiązaniach „OpenSource” czy też warto podjąć się pisania aplikacji „szytej na miarę”</text:p>
      <text:p text:style-name="Standard"/>
      <text:p text:style-name="Standard"/>
      <text:p text:style-name="Standard">2) Jakość</text:p>
      <text:p text:style-name="Standard"/>
      <text:p text:style-name="Standard">Powierzasz swój projekt grupie profesjonalistów i pasjonatów internetu dlatego masz pewność że t zostanie wykonany według najnowszych trendów i przed oddaniem zostanie dokładnie przetestowany.</text:p>
      <text:p text:style-name="Standard"/>
      <text:p text:style-name="Standard"/>
      <text:p text:style-name="Standard">3) Wsparcie</text:p>
      <text:p text:style-name="Standard"/>
      <text:p text:style-name="Standard">Po oddaniu projektu nie zostawiamy swoich klientów samych sobie. Nasze aplikacje objęte są gwarancją jakości. Jeśli pojawią się jakieś problemy z ich funkcjonawaniem lub zaistnieje potrzeba wytłumaczenia „jak coś zrobić” zawsze służymy nieodpłatną pomocą i wsparciem gwarancyjnym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Zawsze staramy się dopasować do indywidulnych potrzeb klienta.</text:p>
      <text:p text:style-name="Standard"/>
      <text:p text:style-name="Standard"/>
      <text:p text:style-name="Standard"/>
      <text:p text:style-name="Standard"/>
      <text:p text:style-name="Standard">Zawsze dążymy do tego aby wykonane przez nas praca przynosiła naszym klientą maksim</text:p>
      <text:p text:style-name="Standard"/>
      <text:p text:style-name="Standard"/>
      <text:p text:style-name="Standard"/>
      <text:p text:style-name="Standard">Strony www</text:p>
      <text:p text:style-name="Standard"/>
      <text:p text:style-name="Standard">Sklepy internetowe</text:p>
      <text:p text:style-name="Standard"/>
      <text:p text:style-name="Standard"/>
      <text:p text:style-name="Standard"/>
      <text:p text:style-name="Standard">Aplikacje internetowe</text:p>
      <text:p text:style-name="Standard"/>
      <text:p text:style-name="Standard"/>
      <text:p text:style-name="Standard"><text:soft-page-break/>Portale turystyczn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blo </meta:initial-creator>
    <meta:creation-date>2014-01-29T22:43:22</meta:creation-date>
    <dc:date>2014-01-29T23:40:51</dc:date>
    <dc:creator>pablo </dc:creator>
    <meta:editing-duration>PT00H57M31S</meta:editing-duration>
    <meta:editing-cycles>4</meta:editing-cycles>
    <meta:generator>OpenOffice.org/3.2$Linux OpenOffice.org_project/320m12$Build-9483</meta:generator>
    <meta:document-statistic meta:table-count="0" meta:image-count="0" meta:object-count="0" meta:page-count="2" meta:paragraph-count="15" meta:word-count="184" meta:character-count="1332"/>
  </office:meta>
</office:document-meta>
</file>